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iffies</text:p>
          </table:table-cell>
          <table:table-cell office:value-type="string">
            <text:p>min_flt</text:p>
          </table:table-cell>
          <table:table-cell table:number-columns-repeated="2"/>
          <table:table-cell>
            <draw:frame table:end-cell-address="Sheet1.Y49" table:end-x="0.3in" table:end-y="0.1256in" draw:z-index="0" draw:style-name="gr1" svg:width="18.0323in" svg:height="8.6268in" svg:x="0.0484in" svg:y="0in">
              <draw:object draw:notify-on-update-of-ranges="A2:Sheet1.A414 Sheet1.B1:Sheet1.B1 B2:Sheet1.B4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95368384">
            <text:p>4295368384</text:p>
          </table:table-cell>
          <table:table-cell office:value-type="float" office:value="14123">
            <text:p>1412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295368434">
            <text:p>4295368434</text:p>
          </table:table-cell>
          <table:table-cell office:value-type="float" office:value="16144">
            <text:p>1614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95368484">
            <text:p>4295368484</text:p>
          </table:table-cell>
          <table:table-cell office:value-type="float" office:value="16303">
            <text:p>1630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368534">
            <text:p>4295368534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68584">
            <text:p>4295368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634">
            <text:p>4295368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684">
            <text:p>4295368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734">
            <text:p>4295368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784">
            <text:p>4295368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834">
            <text:p>4295368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884">
            <text:p>4295368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934">
            <text:p>4295368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984">
            <text:p>4295368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034">
            <text:p>4295369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084">
            <text:p>4295369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134">
            <text:p>4295369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184">
            <text:p>4295369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234">
            <text:p>4295369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284">
            <text:p>4295369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334">
            <text:p>4295369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384">
            <text:p>4295369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434">
            <text:p>4295369434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369484">
            <text:p>4295369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534">
            <text:p>4295369534</text:p>
          </table:table-cell>
          <table:table-cell office:value-type="float" office:value="9206">
            <text:p>920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4295369584">
            <text:p>4295369584</text:p>
          </table:table-cell>
          <table:table-cell office:value-type="float" office:value="16123">
            <text:p>161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95369634">
            <text:p>4295369634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69684">
            <text:p>4295369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734">
            <text:p>4295369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784">
            <text:p>4295369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834">
            <text:p>4295369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884">
            <text:p>4295369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934">
            <text:p>4295369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984">
            <text:p>4295369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034">
            <text:p>4295370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084">
            <text:p>4295370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134">
            <text:p>4295370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184">
            <text:p>4295370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234">
            <text:p>4295370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284">
            <text:p>4295370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334">
            <text:p>4295370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384">
            <text:p>4295370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434">
            <text:p>429537043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370484">
            <text:p>4295370484</text:p>
          </table:table-cell>
          <table:table-cell office:value-type="float" office:value="8180">
            <text:p>818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295370534">
            <text:p>4295370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584">
            <text:p>4295370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634">
            <text:p>4295370634</text:p>
          </table:table-cell>
          <table:table-cell office:value-type="float" office:value="10257">
            <text:p>1025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4295370684">
            <text:p>4295370684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295370734">
            <text:p>4295370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784">
            <text:p>4295370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834">
            <text:p>4295370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884">
            <text:p>4295370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934">
            <text:p>4295370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984">
            <text:p>4295370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034">
            <text:p>4295371034</text:p>
          </table:table-cell>
          <table:table-cell table:number-columns-repeated="3" office:value-type="float" office:value="0">
            <text:p>0</text:p>
          </table:table-cell>
          <table:table-cell>
            <draw:frame table:end-cell-address="Sheet1.Y108" table:end-x="0.3004in" table:end-y="0.0106in" draw:z-index="1" draw:style-name="gr1" svg:width="18.0323in" svg:height="9.3661in" svg:x="0.0488in" svg:y="0.0315in">
              <draw:object draw:notify-on-update-of-ranges="Sheet1.A2:Sheet1.A40 Sheet1.B1:Sheet1.B1 Sheet1.B2:Sheet1.B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295371084">
            <text:p>4295371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134">
            <text:p>4295371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184">
            <text:p>4295371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234">
            <text:p>4295371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284">
            <text:p>4295371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334">
            <text:p>4295371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384">
            <text:p>4295371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434">
            <text:p>4295371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484">
            <text:p>4295371484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1534">
            <text:p>4295371534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295371584">
            <text:p>4295371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634">
            <text:p>4295371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684">
            <text:p>4295371684</text:p>
          </table:table-cell>
          <table:table-cell office:value-type="float" office:value="4313">
            <text:p>43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1734">
            <text:p>4295371734</text:p>
          </table:table-cell>
          <table:table-cell office:value-type="float" office:value="8912">
            <text:p>89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371784">
            <text:p>4295371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834">
            <text:p>4295371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884">
            <text:p>4295371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934">
            <text:p>4295371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984">
            <text:p>4295371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034">
            <text:p>4295372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084">
            <text:p>4295372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134">
            <text:p>4295372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184">
            <text:p>4295372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234">
            <text:p>4295372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284">
            <text:p>4295372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334">
            <text:p>4295372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384">
            <text:p>4295372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434">
            <text:p>4295372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484">
            <text:p>4295372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534">
            <text:p>4295372534</text:p>
          </table:table-cell>
          <table:table-cell office:value-type="float" office:value="7158">
            <text:p>715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295372584">
            <text:p>4295372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634">
            <text:p>4295372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684">
            <text:p>4295372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734">
            <text:p>4295372734</text:p>
          </table:table-cell>
          <table:table-cell office:value-type="float" office:value="4012">
            <text:p>40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72784">
            <text:p>4295372784</text:p>
          </table:table-cell>
          <table:table-cell office:value-type="float" office:value="5126">
            <text:p>51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372834">
            <text:p>4295372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884">
            <text:p>4295372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934">
            <text:p>4295372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984">
            <text:p>4295372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034">
            <text:p>4295373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084">
            <text:p>4295373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134">
            <text:p>4295373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184">
            <text:p>4295373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234">
            <text:p>4295373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284">
            <text:p>4295373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334">
            <text:p>4295373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384">
            <text:p>4295373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434">
            <text:p>4295373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484">
            <text:p>4295373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534">
            <text:p>4295373534</text:p>
          </table:table-cell>
          <table:table-cell office:value-type="float" office:value="5256">
            <text:p>525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373584">
            <text:p>4295373584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73634">
            <text:p>4295373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684">
            <text:p>4295373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734">
            <text:p>4295373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784">
            <text:p>4295373784</text:p>
          </table:table-cell>
          <table:table-cell office:value-type="float" office:value="6117">
            <text:p>61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4295373834">
            <text:p>4295373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884">
            <text:p>4295373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934">
            <text:p>4295373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984">
            <text:p>4295373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034">
            <text:p>4295374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084">
            <text:p>4295374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134">
            <text:p>4295374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184">
            <text:p>4295374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234">
            <text:p>4295374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284">
            <text:p>4295374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334">
            <text:p>4295374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384">
            <text:p>4295374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434">
            <text:p>4295374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484">
            <text:p>4295374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534">
            <text:p>4295374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584">
            <text:p>4295374584</text:p>
          </table:table-cell>
          <table:table-cell office:value-type="float" office:value="6054">
            <text:p>605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374634">
            <text:p>4295374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684">
            <text:p>4295374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734">
            <text:p>4295374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784">
            <text:p>429537478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374834">
            <text:p>4295374834</text:p>
          </table:table-cell>
          <table:table-cell office:value-type="float" office:value="3911">
            <text:p>39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74884">
            <text:p>4295374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934">
            <text:p>4295374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984">
            <text:p>4295374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034">
            <text:p>4295375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084">
            <text:p>4295375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134">
            <text:p>4295375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184">
            <text:p>4295375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234">
            <text:p>4295375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284">
            <text:p>4295375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334">
            <text:p>4295375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384">
            <text:p>4295375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434">
            <text:p>4295375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484">
            <text:p>4295375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534">
            <text:p>4295375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585">
            <text:p>4295375585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4295375635">
            <text:p>4295375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685">
            <text:p>4295375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735">
            <text:p>4295375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785">
            <text:p>4295375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835">
            <text:p>4295375835</text:p>
          </table:table-cell>
          <table:table-cell office:value-type="float" office:value="2820">
            <text:p>282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375885">
            <text:p>4295375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935">
            <text:p>4295375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985">
            <text:p>4295375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035">
            <text:p>4295376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085">
            <text:p>4295376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135">
            <text:p>4295376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185">
            <text:p>4295376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235">
            <text:p>4295376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285">
            <text:p>4295376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335">
            <text:p>4295376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385">
            <text:p>4295376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435">
            <text:p>4295376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485">
            <text:p>4295376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535">
            <text:p>4295376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585">
            <text:p>4295376585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6635">
            <text:p>4295376635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6685">
            <text:p>4295376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735">
            <text:p>4295376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785">
            <text:p>4295376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835">
            <text:p>4295376835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376885">
            <text:p>4295376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935">
            <text:p>4295376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985">
            <text:p>4295376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035">
            <text:p>4295377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085">
            <text:p>4295377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135">
            <text:p>4295377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185">
            <text:p>4295377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235">
            <text:p>4295377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285">
            <text:p>4295377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335">
            <text:p>4295377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385">
            <text:p>4295377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435">
            <text:p>4295377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485">
            <text:p>4295377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535">
            <text:p>4295377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585">
            <text:p>4295377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635">
            <text:p>4295377635</text:p>
          </table:table-cell>
          <table:table-cell office:value-type="float" office:value="4856">
            <text:p>485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7685">
            <text:p>4295377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735">
            <text:p>4295377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785">
            <text:p>4295377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835">
            <text:p>4295377835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5377885">
            <text:p>4295377885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7935">
            <text:p>4295377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985">
            <text:p>4295377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035">
            <text:p>4295378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085">
            <text:p>4295378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135">
            <text:p>4295378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185">
            <text:p>4295378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235">
            <text:p>4295378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285">
            <text:p>4295378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335">
            <text:p>4295378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385">
            <text:p>4295378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435">
            <text:p>4295378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485">
            <text:p>4295378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535">
            <text:p>4295378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585">
            <text:p>4295378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635">
            <text:p>4295378635</text:p>
          </table:table-cell>
          <table:table-cell office:value-type="float" office:value="4449">
            <text:p>44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78685">
            <text:p>4295378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735">
            <text:p>4295378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785">
            <text:p>4295378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835">
            <text:p>4295378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885">
            <text:p>4295378885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295378935">
            <text:p>4295378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985">
            <text:p>4295378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035">
            <text:p>4295379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085">
            <text:p>4295379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135">
            <text:p>4295379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185">
            <text:p>4295379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235">
            <text:p>4295379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285">
            <text:p>4295379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335">
            <text:p>4295379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385">
            <text:p>4295379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435">
            <text:p>4295379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485">
            <text:p>4295379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535">
            <text:p>4295379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585">
            <text:p>4295379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635">
            <text:p>4295379635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9685">
            <text:p>4295379685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379735">
            <text:p>4295379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785">
            <text:p>4295379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835">
            <text:p>4295379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885">
            <text:p>4295379885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9935">
            <text:p>4295379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985">
            <text:p>4295379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035">
            <text:p>4295380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085">
            <text:p>4295380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135">
            <text:p>4295380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185">
            <text:p>4295380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235">
            <text:p>4295380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285">
            <text:p>4295380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335">
            <text:p>4295380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385">
            <text:p>4295380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435">
            <text:p>4295380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485">
            <text:p>4295380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535">
            <text:p>4295380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585">
            <text:p>4295380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635">
            <text:p>4295380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685">
            <text:p>4295380685</text:p>
          </table:table-cell>
          <table:table-cell office:value-type="float" office:value="3798">
            <text:p>379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80735">
            <text:p>4295380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785">
            <text:p>4295380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835">
            <text:p>4295380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885">
            <text:p>4295380885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80935">
            <text:p>4295380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985">
            <text:p>4295380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035">
            <text:p>4295381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085">
            <text:p>4295381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135">
            <text:p>4295381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185">
            <text:p>4295381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235">
            <text:p>4295381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285">
            <text:p>4295381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335">
            <text:p>4295381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385">
            <text:p>4295381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435">
            <text:p>4295381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485">
            <text:p>4295381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535">
            <text:p>4295381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585">
            <text:p>4295381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635">
            <text:p>4295381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685">
            <text:p>4295381685</text:p>
          </table:table-cell>
          <table:table-cell office:value-type="float" office:value="3582">
            <text:p>358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81735">
            <text:p>4295381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785">
            <text:p>4295381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835">
            <text:p>4295381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885">
            <text:p>4295381885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1935">
            <text:p>4295381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985">
            <text:p>4295381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035">
            <text:p>4295382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085">
            <text:p>4295382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135">
            <text:p>4295382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185">
            <text:p>4295382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235">
            <text:p>4295382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285">
            <text:p>4295382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335">
            <text:p>4295382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385">
            <text:p>4295382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435">
            <text:p>4295382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485">
            <text:p>4295382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535">
            <text:p>4295382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585">
            <text:p>4295382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635">
            <text:p>4295382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685">
            <text:p>4295382685</text:p>
          </table:table-cell>
          <table:table-cell office:value-type="float" office:value="3049">
            <text:p>30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382735">
            <text:p>429538273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785">
            <text:p>4295382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835">
            <text:p>4295382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885">
            <text:p>429538288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2935">
            <text:p>4295382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985">
            <text:p>4295382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035">
            <text:p>4295383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085">
            <text:p>4295383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135">
            <text:p>4295383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185">
            <text:p>4295383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235">
            <text:p>4295383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285">
            <text:p>4295383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335">
            <text:p>4295383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385">
            <text:p>4295383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435">
            <text:p>4295383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485">
            <text:p>4295383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535">
            <text:p>4295383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585">
            <text:p>4295383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635">
            <text:p>4295383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685">
            <text:p>4295383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735">
            <text:p>4295383735</text:p>
          </table:table-cell>
          <table:table-cell office:value-type="float" office:value="3121">
            <text:p>31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83785">
            <text:p>4295383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835">
            <text:p>4295383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885">
            <text:p>429538388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3935">
            <text:p>4295383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985">
            <text:p>4295383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035">
            <text:p>4295384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085">
            <text:p>4295384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135">
            <text:p>4295384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185">
            <text:p>4295384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235">
            <text:p>4295384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285">
            <text:p>4295384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335">
            <text:p>4295384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385">
            <text:p>4295384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435">
            <text:p>4295384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485">
            <text:p>4295384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535">
            <text:p>4295384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585">
            <text:p>4295384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635">
            <text:p>4295384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685">
            <text:p>4295384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735">
            <text:p>4295384735</text:p>
          </table:table-cell>
          <table:table-cell office:value-type="float" office:value="2855">
            <text:p>28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384785">
            <text:p>4295384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835">
            <text:p>4295384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885">
            <text:p>42953848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4935">
            <text:p>42953849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4985">
            <text:p>4295384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035">
            <text:p>4295385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085">
            <text:p>4295385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135">
            <text:p>4295385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185">
            <text:p>4295385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235">
            <text:p>4295385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285">
            <text:p>4295385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335">
            <text:p>4295385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385">
            <text:p>4295385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435">
            <text:p>4295385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485">
            <text:p>4295385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535">
            <text:p>4295385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585">
            <text:p>4295385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635">
            <text:p>4295385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685">
            <text:p>4295385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735">
            <text:p>4295385735</text:p>
          </table:table-cell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85785">
            <text:p>4295385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835">
            <text:p>4295385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885">
            <text:p>4295385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935">
            <text:p>429538593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385985">
            <text:p>4295385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035">
            <text:p>4295386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085">
            <text:p>4295386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135">
            <text:p>4295386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185">
            <text:p>4295386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235">
            <text:p>4295386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285">
            <text:p>4295386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335">
            <text:p>4295386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385">
            <text:p>4295386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435">
            <text:p>4295386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485">
            <text:p>4295386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535">
            <text:p>4295386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585">
            <text:p>4295386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635">
            <text:p>4295386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685">
            <text:p>4295386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735">
            <text:p>4295386735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86785">
            <text:p>4295386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835">
            <text:p>4295386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885">
            <text:p>4295386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935">
            <text:p>429538693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6985">
            <text:p>4295386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035">
            <text:p>4295387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085">
            <text:p>4295387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135">
            <text:p>4295387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185">
            <text:p>4295387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235">
            <text:p>4295387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285">
            <text:p>4295387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335">
            <text:p>4295387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385">
            <text:p>4295387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435">
            <text:p>4295387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485">
            <text:p>4295387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535">
            <text:p>4295387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585">
            <text:p>4295387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635">
            <text:p>4295387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685">
            <text:p>4295387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735">
            <text:p>4295387735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7785">
            <text:p>429538778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87835">
            <text:p>4295387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885">
            <text:p>4295387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935">
            <text:p>42953879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95387985">
            <text:p>4295387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035">
            <text:p>4295388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085">
            <text:p>4295388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135">
            <text:p>4295388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185">
            <text:p>4295388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235">
            <text:p>4295388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285">
            <text:p>4295388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335">
            <text:p>4295388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385">
            <text:p>4295388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4295388435">
            <text:p>42953884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485">
            <text:p>4295388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535">
            <text:p>4295388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585">
            <text:p>4295388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635">
            <text:p>4295388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685">
            <text:p>4295388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735">
            <text:p>4295388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785">
            <text:p>4295388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295388835">
            <text:p>429538883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style-name="ce1" office:value-type="float" office:value="4295388885">
            <text:p>4295388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935">
            <text:p>42953889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295388985">
            <text:p>429538898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389035">
            <text:p>429538903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formula="of:=SUM([.B2:.B415])" office:value-type="float" office:value="233742">
            <text:p>233742</text:p>
          </table:table-cell>
          <table:table-cell/>
          <table:table-cell table:formula="of:=SUM([.D2:.D415])" office:value-type="float" office:value="1055">
            <text:p>105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01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2T01:13:26</dc:date>
    <dc:creator>Benjamin </dc:creator>
    <meta:generator>OpenOffice.org/3.2$Linux OpenOffice.org_project/320m19$Build-9505</meta:generator>
    <meta:editing-duration>PT01H37M28S</meta:editing-duration>
    <meta:editing-cycles>4</meta:editing-cycles>
    <meta:document-statistic meta:table-count="1" meta:cell-count="16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03cm" svg:height="21.913cm" xlink:href=".." chart:class="chart:bar" chart:style-name="ch1">
        <chart:title svg:x="22.2cm" svg:y="0.439cm" chart:style-name="ch2">
          <text:p>Case 1</text:p>
        </chart:title>
        <chart:legend chart:legend-position="end" svg:x="43.417cm" svg:y="10.674cm" chart:style-name="ch3"/>
        <chart:plot-area chart:style-name="ch4" table:cell-range-address="A2:Sheet1.A414 Sheet1.B1:Sheet1.B1" chart:data-source-has-labels="column" svg:x="1.631cm" svg:y="1.38cm" svg:width="40.871cm" svg:height="19.42cm">
          <chart:axis chart:dimension="x" chart:name="primary-x" chart:style-name="ch5">
            <chart:title svg:x="21.942cm" svg:y="20.666cm" chart:style-name="ch6">
              <text:p>Jiffies</text:p>
            </chart:title>
            <chart:categories table:cell-range-address="A2:Sheet1.A414"/>
          </chart:axis>
          <chart:axis chart:dimension="y" chart:name="primary-y" chart:style-name="ch7">
            <chart:title svg:x="0.917cm" svg:y="12.101cm" chart:style-name="ch8">
              <text:p>Minor Page Faults</text:p>
            </chart:title>
            <chart:grid chart:style-name="ch9" chart:class="major"/>
          </chart:axis>
          <chart:series chart:style-name="ch10" chart:values-cell-range-address="B2:Sheet1.B414" chart:label-cell-address="Sheet1.B1:Sheet1.B1" chart:class="chart:bar">
            <chart:data-point chart:repeated="413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in_flt</text:p>
              </table:table-cell>
            </table:table-row>
          </table:table-header-rows>
          <table:table-rows>
            <table:table-row>
              <table:table-cell office:value-type="string">
                <text:p text:id="A2:Sheet1.A414">4295368384</text:p>
              </table:table-cell>
              <table:table-cell office:value-type="float" office:value="14123">
                <text:p text:id="B2:Sheet1.B414">14123</text:p>
              </table:table-cell>
            </table:table-row>
            <table:table-row>
              <table:table-cell office:value-type="string">
                <text:p>4295368434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295368484</text:p>
              </table:table-cell>
              <table:table-cell office:value-type="float" office:value="16303">
                <text:p>16303</text:p>
              </table:table-cell>
            </table:table-row>
            <table:table-row>
              <table:table-cell office:value-type="string">
                <text:p>429536853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429536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4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429536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534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4295369584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string">
                <text:p>429536963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29536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4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95370484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429537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634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429537068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4295370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484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4295371534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29537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6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4295371734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429537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534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429537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73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295372784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429537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534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42953735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295373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784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4295373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584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4295374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7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95374834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429537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585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429537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83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429537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585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29537663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29537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835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29537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635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9537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8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9537788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295377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635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429537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88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295378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63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429537968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29537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88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29537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685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429538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88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295380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68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429538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88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29538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685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42953827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9538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8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9538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73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4295383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8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9538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73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29538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8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3849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9538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73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29538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538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735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429538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9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38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73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29538778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429538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38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38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3889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03cm" svg:height="23.791cm" xlink:href=".." chart:class="chart:bar" chart:style-name="ch1">
        <chart:title svg:x="22.2cm" svg:y="0.476cm" chart:style-name="ch2">
          <text:p>Case 1</text:p>
        </chart:title>
        <chart:legend chart:legend-position="end" svg:x="43.417cm" svg:y="11.613cm" chart:style-name="ch3"/>
        <chart:plot-area chart:style-name="ch4" table:cell-range-address="Sheet1.A1:Sheet1.B40" chart:data-source-has-labels="both" svg:x="1.631cm" svg:y="1.454cm" svg:width="40.871cm" svg:height="21.113cm">
          <chart:axis chart:dimension="x" chart:name="primary-x" chart:style-name="ch5">
            <chart:title svg:x="21.942cm" svg:y="22.47cm" chart:style-name="ch6">
              <text:p>Jiffies</text:p>
            </chart:title>
            <chart:categories table:cell-range-address="Sheet1.A2:Sheet1.A40"/>
          </chart:axis>
          <chart:axis chart:dimension="y" chart:name="primary-y" chart:style-name="ch7">
            <chart:title svg:x="0.917cm" svg:y="13.021cm" chart:style-name="ch8">
              <text:p>Minor Page Faults</text:p>
            </chart:title>
            <chart:grid chart:style-name="ch9" chart:class="major"/>
          </chart:axis>
          <chart:series chart:style-name="ch10" chart:values-cell-range-address="Sheet1.B2:Sheet1.B40" chart:label-cell-address="Sheet1.B1:Sheet1.B1" chart:class="chart:ba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in_flt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0">4295368384</text:p>
              </table:table-cell>
              <table:table-cell office:value-type="float" office:value="14123">
                <text:p text:id="Sheet1.B2:Sheet1.B40">14123</text:p>
              </table:table-cell>
            </table:table-row>
            <table:table-row>
              <table:table-cell office:value-type="string">
                <text:p>4295368434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295368484</text:p>
              </table:table-cell>
              <table:table-cell office:value-type="float" office:value="16303">
                <text:p>16303</text:p>
              </table:table-cell>
            </table:table-row>
            <table:table-row>
              <table:table-cell office:value-type="string">
                <text:p>429536853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429536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4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429536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534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4295369584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string">
                <text:p>429536963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29536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